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 style:parent-style-name="Graphics">
      <style:graphic-properties draw:fill="none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5" draw:name="Titel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SHViT</text:span><text:span text:style-name="a382" text:class-names=""><text:s text:c="1"/>zerlegt</text:span><text:span text:style-name="a383" text:class-names=""/></text:p>
          </draw:text-box>
          <svg:title/>
          <svg:desc/>
        </draw:frame>
        <draw:frame draw:id="id64" presentation:style-name="a386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7" draw:master-page-name="Master1-Layout2-obj-Titel-und-Inhalt" presentation:presentation-page-layout-name="Master1-PPL2" draw:id="Slide-257">
        <draw:frame draw:id="id65" draw:style-name="a388" draw:name="Grafik 4" svg:x="1.01707in" svg:y="0.85749in" svg:width="11.29919in" svg:height="5.7850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89" draw:master-page-name="Master1-Layout2-obj-Titel-und-Inhalt" presentation:presentation-page-layout-name="Master1-PPL2" draw:id="Slide-258"/>
      <draw:page draw:name="Slide4" draw:style-name="a390" draw:master-page-name="Master1-Layout2-obj-Titel-und-Inhalt" presentation:presentation-page-layout-name="Master1-PPL2" draw:id="Slide-259">
        <draw:frame draw:id="id66" presentation:style-name="a391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392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393" draw:master-page-name="Master1-Layout2-obj-Titel-und-Inhalt" presentation:presentation-page-layout-name="Master1-PPL2" draw:id="Slide-260">
        <draw:frame draw:id="id68" presentation:style-name="a400" draw:name="Titel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4" text:class-names="">16x16<text:s text:c="1"/></text:span><text:span text:style-name="a395" text:class-names="">Overlap</text:span><text:span text:style-name="a396" text:class-names=""><text:s text:c="1"/></text:span><text:span text:style-name="a397" text:class-names="">PatchEmbebed</text:span><text:span text:style-name="a398" text:class-names=""/></text:p>
          </draw:text-box>
          <svg:title/>
          <svg:desc/>
        </draw:frame>
        <draw:custom-shape svg:width="4.38889in" svg:height="1.4in" draw:id="id69" draw:style-name="a407" draw:transform="translate(-2.19444in -0.7in) rotate(-4.71239) translate(1.36667in 4.0434in)" draw:name="Würfel 8">
          <svg:title/>
          <svg:desc/>
          <text:p text:style-name="a406" text:class-names="" text:cond-style-name=""><text:span text:style-name="a401" text:class-names="">16x16<text:s text:c="1"/></text:span><text:span text:style-name="a402" text:class-names="">Overlap</text:span><text:span text:style-name="a403" text:class-names=""><text:s text:c="1"/>Patch<text:s text:c="1"/></text:span><text:span text:style-name="a404" text:class-names="">Embed</text:span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2.41111in" svg:y="3.73785in" svg:width="0.97778in" svg:height="0.12222in" draw:id="id70" draw:style-name="a410" draw:name="Rechteck 9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111in" svg:y="3.97118in" svg:width="0.97778in" svg:height="0.12222in" draw:id="id71" draw:style-name="a413" draw:name="Rechteck 10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01007in" svg:height="0.38889in" draw:id="id72" draw:style-name="a420" draw:transform="translate(-2.00503in -0.19444in) rotate(-4.71239) translate(4.20556in 4.28281in)" draw:name="Würfel 6">
          <svg:title/>
          <svg:desc/>
          <text:p text:style-name="a419" text:class-names="" text:cond-style-name=""><text:span text:style-name="a414" text:class-names="">3x3<text:s text:c="1"/></text:span><text:span text:style-name="a415" text:class-names="">strided</text:span><text:span text:style-name="a416" text:class-names=""><text:s text:c="1"/></text:span><text:span text:style-name="a417" text:class-names="">Conv</text:span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width="3.67674in" svg:height="0.38889in" draw:id="id73" draw:style-name="a427" draw:transform="translate(-1.83837in -0.19444in) rotate(-4.71239) translate(5.75in 4.44948in)" draw:name="Würfel 7">
          <svg:title/>
          <svg:desc/>
          <text:p text:style-name="a426" text:class-names="" text:cond-style-name=""><text:span text:style-name="a421" text:class-names="">3x3<text:s text:c="1"/></text:span><text:span text:style-name="a422" text:class-names="">strided</text:span><text:span text:style-name="a423" text:class-names=""><text:s text:c="1"/></text:span><text:span text:style-name="a424" text:class-names="">Conv</text:span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width="3.06562in" svg:height="0.36111in" draw:id="id74" draw:style-name="a434" draw:transform="translate(-1.53281in -0.18055in) rotate(-4.71239) translate(8.91944in 4.75503in)" draw:name="Würfel 11">
          <svg:title/>
          <svg:desc/>
          <text:p text:style-name="a433" text:class-names="" text:cond-style-name=""><text:span text:style-name="a428" text:class-names="">3x3<text:s text:c="1"/></text:span><text:span text:style-name="a429" text:class-names="">strided</text:span><text:span text:style-name="a430" text:class-names=""><text:s text:c="1"/></text:span><text:span text:style-name="a431" text:class-names="">Conv</text:span><text:span text:style-name="a432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width="3.3434in" svg:height="0.3611in" draw:id="id75" draw:style-name="a441" draw:transform="translate(-1.6717in -0.18055in) rotate(-4.71239) translate(7.20834in 4.61615in)" draw:name="Würfel 12">
          <svg:title/>
          <svg:desc/>
          <text:p text:style-name="a440" text:class-names="" text:cond-style-name=""><text:span text:style-name="a435" text:class-names="">3x3<text:s text:c="1"/></text:span><text:span text:style-name="a436" text:class-names="">strided</text:span><text:span text:style-name="a437" text:class-names=""><text:s text:c="1"/></text:span><text:span text:style-name="a438" text:class-names="">Conv</text:span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</draw:page>
      <draw:page draw:name="Slide6" draw:style-name="a442" draw:master-page-name="Master1-Layout2-obj-Titel-und-Inhalt" presentation:presentation-page-layout-name="Master1-PPL2" draw:id="Slide-261">
        <draw:frame draw:id="id76" presentation:style-name="a446" draw:name="Titel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3" text:class-names="">Stage 1</text:span><text:span text:style-name="a444" text:class-names=""/></text:p>
          </draw:text-box>
          <svg:title/>
          <svg:desc/>
        </draw:frame>
        <draw:frame draw:id="id77" presentation:style-name="a447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448" draw:master-page-name="Master1-Layout2-obj-Titel-und-Inhalt" presentation:presentation-page-layout-name="Master1-PPL2" draw:id="Slide-263">
        <draw:frame draw:id="id78" presentation:style-name="a452" draw:name="Titel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DownSample</text:span><text:span text:style-name="a450" text:class-names=""/></text:p>
          </draw:text-box>
          <svg:title/>
          <svg:desc/>
        </draw:frame>
        <draw:frame draw:id="id79" presentation:style-name="a453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9" draw:style-name="a454" draw:master-page-name="Master1-Layout2-obj-Titel-und-Inhalt" presentation:presentation-page-layout-name="Master1-PPL2" draw:id="Slide-264">
        <draw:frame draw:id="id80" presentation:style-name="a458" draw:name="Titel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5" text:class-names="">Stage 2</text:span><text:span text:style-name="a456" text:class-names=""/></text:p>
          </draw:text-box>
          <svg:title/>
          <svg:desc/>
        </draw:frame>
        <draw:frame draw:id="id81" presentation:style-name="a459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460" draw:master-page-name="Master1-Layout2-obj-Titel-und-Inhalt" presentation:presentation-page-layout-name="Master1-PPL2" draw:id="Slide-265">
        <draw:frame draw:id="id82" presentation:style-name="a464" draw:name="Titel 1" svg:x="0.91667in" svg:y="0.39931in" svg:width="11.5in" svg:height="1.44965in" presentation:class="title" presentation:placeholder="false">
          <draw:text-box>
            <text:p text:style-name="a463" text:class-names="" text:cond-style-name=""><text:span text:style-name="a461" text:class-names="">DownSample</text:span><text:span text:style-name="a462" text:class-names=""/></text:p>
          </draw:text-box>
          <svg:title/>
          <svg:desc/>
        </draw:frame>
        <draw:frame draw:id="id83" presentation:style-name="a465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466" draw:master-page-name="Master1-Layout2-obj-Titel-und-Inhalt" presentation:presentation-page-layout-name="Master1-PPL2" draw:id="Slide-266">
        <draw:frame draw:id="id84" presentation:style-name="a470" draw:name="Titel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7" text:class-names="">Stage 3</text:span><text:span text:style-name="a468" text:class-names=""/></text:p>
          </draw:text-box>
          <svg:title/>
          <svg:desc/>
        </draw:frame>
        <draw:frame draw:id="id85" presentation:style-name="a47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2" draw:style-name="a472" draw:master-page-name="Master1-Layout2-obj-Titel-und-Inhalt" presentation:presentation-page-layout-name="Master1-PPL2" draw:id="Slide-267">
        <draw:frame draw:id="id86" presentation:style-name="a477" draw:name="Titel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3" text:class-names="">Avg</text:span><text:span text:style-name="a474" text:class-names=""><text:s text:c="1"/>Pool</text:span><text:span text:style-name="a475" text:class-names=""/></text:p>
          </draw:text-box>
          <svg:title/>
          <svg:desc/>
        </draw:frame>
        <draw:frame draw:id="id87" presentation:style-name="a478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479" draw:master-page-name="Master1-Layout2-obj-Titel-und-Inhalt" presentation:presentation-page-layout-name="Master1-PPL2" draw:id="Slide-262">
        <draw:frame draw:id="id88" presentation:style-name="a483" draw:name="Titel 1" svg:x="0.91667in" svg:y="0.39931in" svg:width="11.5in" svg:height="1.44965in" presentation:class="title" presentation:placeholder="false">
          <draw:text-box>
            <text:p text:style-name="a482" text:class-names="" text:cond-style-name=""><text:span text:style-name="a480" text:class-names="">Classifier</text:span><text:span text:style-name="a481" text:class-names=""/></text:p>
          </draw:text-box>
          <svg:title/>
          <svg:desc/>
        </draw:frame>
        <draw:frame draw:id="id89" presentation:style-name="a48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ChangGeng Drewes</meta:initial-creator>
    <dc:creator>ChangGeng Drewes</dc:creator>
    <meta:creation-date>2024-12-25T20:01:02Z</meta:creation-date>
    <dc:date>2024-12-25T21:35:52Z</dc:date>
    <meta:template xlink:href="" xlink:type="simple"/>
    <meta:editing-cycles>1</meta:editing-cycles>
    <meta:editing-duration>PT0S</meta:editing-duration>
    <meta:document-statistic meta:paragraph-count="14" meta:word-count="32"/>
  </office:meta>
</office:document-meta>
</file>